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679cm"/>
    </style:style>
    <style:style style:name="gr3" style:family="graphic" style:parent-style-name="standard">
      <style:graphic-properties draw:stroke="dash" draw:stroke-dash="Ultrafine_20_Dashed" draw:marker-end="Arrow" draw:marker-end-width="0.3cm" draw:fill="solid" draw:fill-color="#e6e6e6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0pt"/>
    </style:style>
    <style:style style:name="P4" style:family="paragraph">
      <style:paragraph-properties fo:margin-left="0cm" fo:margin-right="0cm" fo:text-indent="0cm"/>
      <style:text-properties fo:font-size="10pt" fo:font-weight="bold"/>
    </style:style>
    <style:style style:name="P5" style:family="paragraph">
      <style:paragraph-properties fo:margin-left="0cm" fo:margin-right="0cm" fo:text-indent="0cm"/>
      <style:text-properties fo:font-family="'Courier New'" style:font-family-generic="modern" style:font-pitch="fixed" fo:font-size="8pt"/>
    </style:style>
    <style:style style:name="T1" style:family="text">
      <style:text-properties fo:font-size="10pt"/>
    </style:style>
    <style:style style:name="T2" style:family="text">
      <style:text-properties fo:font-size="10pt" fo:font-weight="bold"/>
    </style:style>
    <style:style style:name="T3" style:family="text">
      <style:text-properties fo:font-family="'Courier New'" style:font-family-generic="modern" style:font-pitch="fixed" fo:font-size="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7.747cm" svg:height="1.143cm" svg:x="7.493cm" svg:y="3.598cm">
          <text:p text:style-name="P2"/>
        </draw:rect>
        <draw:frame draw:style-name="gr2" draw:text-style-name="P3" draw:layer="layout" svg:width="3.556cm" svg:height="0.64cm" svg:x="4.445cm" svg:y="0.672cm">
          <draw:text-box>
            <text:p text:style-name="P2"><text:span text:style-name="T1">BOINC</text:span></text:p>
          </draw:text-box>
        </draw:frame>
        <draw:frame draw:style-name="gr2" draw:text-style-name="P3" draw:layer="layout" svg:width="3.556cm" svg:height="0.64cm" svg:x="6.223cm" svg:y="1.439cm">
          <draw:text-box>
            <text:p text:style-name="P2"><text:span text:style-name="T1">slots</text:span></text:p>
          </draw:text-box>
        </draw:frame>
        <draw:frame draw:style-name="gr2" draw:text-style-name="P3" draw:layer="layout" svg:width="3.556cm" svg:height="0.64cm" svg:x="2.921cm" svg:y="1.434cm">
          <draw:text-box>
            <text:p text:style-name="P2"><text:span text:style-name="T1">projects</text:span></text:p>
          </draw:text-box>
        </draw:frame>
        <draw:line draw:style-name="gr1" draw:text-style-name="P1" draw:layer="layout" svg:x1="4.699cm" svg:y1="1.185cm" svg:x2="4.318cm" svg:y2="1.566cm">
          <text:p text:style-name="P2"/>
        </draw:line>
        <draw:line draw:style-name="gr1" draw:text-style-name="P1" draw:layer="layout" svg:x1="5.842cm" svg:y1="1.185cm" svg:x2="6.35cm" svg:y2="1.566cm">
          <text:p text:style-name="P2"/>
        </draw:line>
        <draw:frame draw:style-name="gr2" draw:text-style-name="P3" draw:layer="layout" svg:width="1.905cm" svg:height="0.64cm" svg:x="3.81cm" svg:y="2.201cm">
          <draw:text-box>
            <text:p text:style-name="P2"><text:span text:style-name="T1">Lattice</text:span></text:p>
          </draw:text-box>
        </draw:frame>
        <draw:frame draw:style-name="gr2" draw:text-style-name="P3" draw:layer="layout" svg:width="1.778cm" svg:height="0.64cm" svg:x="1.905cm" svg:y="2.196cm">
          <draw:text-box>
            <text:p text:style-name="P2"><text:span text:style-name="T1">Rosetta</text:span></text:p>
          </draw:text-box>
        </draw:frame>
        <draw:frame draw:style-name="gr2" draw:text-style-name="P3" draw:layer="layout" svg:width="1.905cm" svg:height="0.64cm" svg:x="7.366cm" svg:y="2.196cm">
          <draw:text-box>
            <text:p text:style-name="P2"><text:span text:style-name="T1">1</text:span></text:p>
          </draw:text-box>
        </draw:frame>
        <draw:frame draw:style-name="gr2" draw:text-style-name="P3" draw:layer="layout" svg:width="0.889cm" svg:height="0.64cm" svg:x="6.731cm" svg:y="2.196cm">
          <draw:text-box>
            <text:p text:style-name="P2"><text:span text:style-name="T1">0</text:span></text:p>
          </draw:text-box>
        </draw:frame>
        <draw:frame draw:style-name="gr2" draw:text-style-name="P4" draw:layer="layout" svg:width="1.015cm" svg:height="0.657cm" svg:x="5.228cm" svg:y="2.188cm">
          <draw:text-box>
            <text:p text:style-name="P2"><text:span text:style-name="T2">. . .</text:span></text:p>
          </draw:text-box>
        </draw:frame>
        <draw:frame draw:style-name="gr2" draw:text-style-name="P3" draw:layer="layout" svg:width="1.015cm" svg:height="0.64cm" svg:x="7.368cm" svg:y="2.196cm">
          <draw:text-box>
            <text:p text:style-name="P2"><text:span text:style-name="T1">1</text:span></text:p>
          </draw:text-box>
        </draw:frame>
        <draw:frame draw:style-name="gr2" draw:text-style-name="P4" draw:layer="layout" svg:width="1.015cm" svg:height="0.657cm" svg:x="7.875cm" svg:y="2.179cm">
          <draw:text-box>
            <text:p text:style-name="P2"><text:span text:style-name="T2">. . .</text:span></text:p>
          </draw:text-box>
        </draw:frame>
        <draw:line draw:style-name="gr1" draw:text-style-name="P1" draw:layer="layout" svg:x1="3.429cm" svg:y1="1.947cm" svg:x2="3.175cm" svg:y2="2.201cm">
          <text:p text:style-name="P2"/>
        </draw:line>
        <draw:line draw:style-name="gr1" draw:text-style-name="P1" draw:layer="layout" svg:x1="4.064cm" svg:y1="1.947cm" svg:x2="4.191cm" svg:y2="2.201cm">
          <text:p text:style-name="P2"/>
        </draw:line>
        <draw:line draw:style-name="gr1" draw:text-style-name="P1" draw:layer="layout" svg:x1="4.572cm" svg:y1="1.947cm" svg:x2="4.953cm" svg:y2="2.201cm">
          <text:p text:style-name="P2"/>
        </draw:line>
        <draw:line draw:style-name="gr1" draw:text-style-name="P1" draw:layer="layout" svg:x1="6.858cm" svg:y1="1.947cm" svg:x2="6.985cm" svg:y2="2.201cm">
          <text:p text:style-name="P2"/>
        </draw:line>
        <draw:line draw:style-name="gr1" draw:text-style-name="P1" draw:layer="layout" svg:x1="7.239cm" svg:y1="1.947cm" svg:x2="7.493cm" svg:y2="2.201cm">
          <text:p text:style-name="P2"/>
        </draw:line>
        <draw:line draw:style-name="gr1" draw:text-style-name="P1" draw:layer="layout" svg:x1="7.493cm" svg:y1="1.947cm" svg:x2="8.001cm" svg:y2="2.201cm">
          <text:p text:style-name="P2"/>
        </draw:line>
        <draw:frame draw:style-name="gr2" draw:text-style-name="P3" draw:layer="layout" svg:width="2.794cm" svg:height="0.64cm" svg:x="1.27cm" svg:y="3.09cm">
          <draw:text-box>
            <text:p text:style-name="P2"><text:span text:style-name="T1">infile_7492</text:span></text:p>
          </draw:text-box>
        </draw:frame>
        <draw:frame draw:style-name="gr2" draw:text-style-name="P3" draw:layer="layout" svg:width="2.794cm" svg:height="0.64cm" svg:x="6.731cm" svg:y="2.963cm">
          <draw:text-box>
            <text:p text:style-name="P2"><text:span text:style-name="T1">infile</text:span></text:p>
          </draw:text-box>
        </draw:frame>
        <draw:line draw:style-name="gr1" draw:text-style-name="P1" draw:layer="layout" svg:x1="2.794cm" svg:y1="2.836cm" svg:x2="2.667cm" svg:y2="3.09cm">
          <text:p text:style-name="P2"/>
        </draw:line>
        <draw:line draw:style-name="gr1" draw:text-style-name="P1" draw:layer="layout" svg:x1="7.112cm" svg:y1="2.709cm" svg:x2="7.112cm" svg:y2="2.963cm">
          <text:p text:style-name="P2"/>
        </draw:line>
        <draw:frame draw:style-name="gr2" draw:text-style-name="P5" draw:layer="layout" svg:width="6.731cm" svg:height="1.154cm" svg:x="7.493cm" svg:y="3.598cm">
          <draw:text-box>
            <text:p text:style-name="P2"><text:span text:style-name="T3">&lt;link&gt;</text:span></text:p>
            <text:p text:style-name="P2"><text:span text:style-name="T3"><text:s/></text:span><text:span text:style-name="T3">../../projects/Rosetta/infile_7492</text:span></text:p>
            <text:p text:style-name="P2"><text:span text:style-name="T3">&lt;/link&gt;</text:span></text:p>
          </draw:text-box>
        </draw:frame>
        <draw:line draw:style-name="gr3" draw:text-style-name="P1" draw:layer="layout" svg:x1="7.366cm" svg:y1="4.106cm" svg:x2="3.556cm" svg:y2="3.471cm">
          <text:p text:style-name="P2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22.4cm" fo:margin-left="0cm" fo:margin-right="5.876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2$Build-9286</meta:generator>
    <meta:initial-creator>David Anderson</meta:initial-creator>
    <meta:creation-date>2006-03-13T13:01:42</meta:creation-date>
    <dc:creator>David Anderson</dc:creator>
    <dc:date>2008-06-09T12:28:22</dc:date>
    <dc:language>en-US</dc:language>
    <meta:editing-cycles>10</meta:editing-cycles>
    <meta:editing-duration>P1DT3H45M41S</meta:editing-duration>
    <meta:user-defined meta:name="Info 1"/>
    <meta:user-defined meta:name="Info 2"/>
    <meta:user-defined meta:name="Info 3"/>
    <meta:user-defined meta:name="Info 4"/>
    <meta:document-statistic meta:object-count="25"/>
  </office:meta>
</office:document-meta>
</file>